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onTest.verify_method_called_with_unexpected_argument_should_include_description_in_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scriptionTest.verify_method_not_called_should_include_description_in_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pendency.doSomethingEls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UnderTest.doNothing( Dependency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UnderTest.doSomething( Dependency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